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7819in"/>
    </style:style>
    <style:style style:name="co2" style:family="table-column">
      <style:table-column-properties fo:break-before="auto" style:column-width="3.9764in"/>
    </style:style>
    <style:style style:name="co3" style:family="table-column">
      <style:table-column-properties fo:break-before="auto" style:column-width="0.5457in"/>
    </style:style>
    <style:style style:name="co4" style:family="table-column">
      <style:table-column-properties fo:break-before="auto" style:column-width="0.2917in"/>
    </style:style>
    <style:style style:name="co5" style:family="table-column">
      <style:table-column-properties fo:break-before="auto" style:column-width="0.5937in"/>
    </style:style>
    <style:style style:name="co6" style:family="table-column">
      <style:table-column-properties fo:break-before="auto" style:column-width="0.8925in"/>
    </style:style>
    <style:style style:name="ro1" style:family="table-row">
      <style:table-row-properties style:row-height="0.228in" fo:break-before="auto" style:use-optimal-row-height="true"/>
    </style:style>
    <style:style style:name="ro2" style:family="table-row">
      <style:table-row-properties style:row-height="0.4764in" fo:break-before="auto" style:use-optimal-row-height="true"/>
    </style:style>
    <style:style style:name="ro3" style:family="table-row">
      <style:table-row-properties style:row-height="0.278in" fo:break-before="auto" style:use-optimal-row-height="true"/>
    </style:style>
    <style:style style:name="ro4" style:family="table-row">
      <style:table-row-properties style:row-height="0.600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4701in" fo:break-before="auto" style:use-optimal-row-height="true"/>
    </style:style>
    <style:style style:name="ro7" style:family="table-row">
      <style:table-row-properties style:row-height="0.7252in" fo:break-before="auto" style:use-optimal-row-height="true"/>
    </style:style>
    <style:style style:name="ro8" style:family="table-row">
      <style:table-row-properties style:row-height="0.352in" fo:break-before="page" style:use-optimal-row-height="true"/>
    </style:style>
    <style:style style:name="ro9" style:family="table-row">
      <style:table-row-properties style:row-height="0.1445in" fo:break-before="auto" style:use-optimal-row-height="true"/>
    </style:style>
    <style:style style:name="ro10"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style:direction="ltr" fo:padding="0.0535in" style:vertical-align="automatic"/>
      <style:paragraph-properties fo:text-align="justify"/>
      <style:text-properties style:font-name="Liberation Sans" fo:font-size="7pt" style:font-size-asian="7pt" style:font-size-complex="7pt" fo:hyphenate="true"/>
    </style:style>
    <style:style style:name="ce2" style:family="table-cell" style:parent-style-name="Default" style:data-style-name="N100">
      <style:table-cell-properties style:text-align-source="fix" style:repeat-content="false" style:direction="ltr" fo:padding="0.0535in" style:vertical-align="automatic"/>
      <style:paragraph-properties fo:text-align="justify"/>
      <style:text-properties style:font-name="Liberation Sans" fo:font-size="8pt" style:font-size-asian="8pt" style:font-size-complex="8pt" fo:hyphenate="true"/>
    </style:style>
    <style:style style:name="ce3" style:family="table-cell" style:parent-style-name="Default" style:data-style-name="N100">
      <style:table-cell-properties style:text-align-source="fix" style:repeat-content="false" style:direction="ltr" fo:padding="0.0535in"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4" style:family="table-cell" style:parent-style-name="Default" style:data-style-name="N100">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5" style:family="table-cell" style:parent-style-name="Default" style:data-style-name="N100">
      <style:table-cell-properties style:text-align-source="fix" style:repeat-content="false" fo:wrap-option="wrap" style:direction="ltr" fo:padding="0.0535in" style:vertical-align="automatic"/>
      <style:paragraph-properties fo:text-align="justify"/>
      <style:text-properties style:font-name="Liberation Sans" fo:font-size="7pt" style:font-size-asian="7pt" style:font-size-complex="7pt" fo:hyphenate="true"/>
    </style:style>
    <style:style style:name="ce6" style:family="table-cell" style:parent-style-name="Default" style:data-style-name="N100">
      <style:table-cell-properties style:text-align-source="fix" style:repeat-content="false" fo:wrap-option="wrap" style:direction="ltr" fo:padding="0.0535in" style:vertical-align="automatic"/>
      <style:paragraph-properties fo:text-align="justify"/>
      <style:text-properties style:font-name="Liberation Sans" fo:font-size="8pt" style:font-size-asian="8pt" style:font-size-complex="8pt" fo:hyphenate="true"/>
    </style:style>
    <style:style style:name="ce7" style:family="table-cell" style:parent-style-name="Default" style:data-style-name="N100">
      <style:table-cell-properties style:text-align-source="fix" style:repeat-content="false" fo:wrap-option="wrap" style:direction="ltr" fo:padding="0.0535in"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8" style:family="table-cell" style:parent-style-name="Default" style:data-style-name="N100">
      <style:table-cell-properties style:text-align-source="fix" style:repeat-content="false" fo:wrap-option="wrap" style:direction="ltr" style:vertical-align="automatic"/>
      <style:paragraph-properties fo:text-align="justify"/>
      <style:text-properties style:font-name="Liberation Sans" fo:font-size="8pt" style:font-size-asian="8pt" style:font-size-complex="8pt" fo:hyphenate="true"/>
    </style:style>
    <style:style style:name="ce9" style:family="table-cell" style:parent-style-name="Default">
      <style:table-cell-properties style:text-align-source="fix" style:repeat-content="false" style:direction="ltr" fo:padding="0.0535in" style:vertical-align="automatic"/>
      <style:paragraph-properties fo:text-align="justify"/>
      <style:text-properties style:font-name="Liberation Sans" fo:font-size="8pt" style:font-size-asian="8pt" style:font-size-complex="8pt" fo:hyphenate="true"/>
    </style:style>
    <style:style style:name="ce10" style:family="table-cell" style:parent-style-name="Default">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11" style:family="table-cell" style:parent-style-name="Default">
      <style:table-cell-properties style:text-align-source="fix" style:repeat-content="false" style:direction="ltr" fo:padding="0.0138in" style:vertical-align="automatic"/>
      <style:paragraph-properties fo:text-align="justify"/>
      <style:text-properties style:font-name="Liberation Sans" fo:font-size="7pt" style:font-size-asian="7pt" style:font-size-complex="7pt" fo:hyphenate="false"/>
    </style:style>
    <style:style style:name="ce12" style:family="table-cell" style:parent-style-name="Default">
      <style:table-cell-properties style:text-align-source="fix" style:repeat-content="false" style:direction="ltr" style:vertical-align="middle"/>
      <style:paragraph-properties fo:text-align="center"/>
      <style:text-properties style:font-name="Liberation Sans" fo:font-size="13pt" style:font-size-asian="13pt" style:font-size-complex="13pt" fo:hyphenate="true"/>
    </style:style>
    <style:style style:name="ce13" style:family="table-cell" style:parent-style-name="Default">
      <style:table-cell-properties style:text-align-source="fix" style:repeat-content="false" style:direction="ltr" style:vertical-align="middle"/>
      <style:paragraph-properties fo:text-align="center"/>
      <style:text-properties fo:font-size="13pt" style:font-size-asian="13pt" style:font-size-complex="13pt" fo:hyphenate="true"/>
    </style:style>
    <style:style style:name="ce14" style:family="table-cell" style:parent-style-name="Default">
      <style:table-cell-properties style:text-align-source="fix" style:repeat-content="false" style:direction="ltr" fo:padding="0.0535in" style:vertical-align="automatic"/>
      <style:paragraph-properties fo:text-align="justify"/>
      <style:text-properties style:font-name="Liberation Sans" fo:font-size="7pt" style:font-size-asian="7pt" style:font-size-complex="7pt" fo:hyphenate="true"/>
    </style:style>
    <style:style style:name="ce15" style:family="table-cell" style:parent-style-name="Default">
      <style:table-cell-properties style:text-align-source="fix" style:repeat-content="false" style:direction="ltr" style:vertical-align="automatic"/>
      <style:paragraph-properties fo:text-align="justify"/>
      <style:text-properties style:font-name="Liberation Sans" fo:font-size="7pt" style:font-size-asian="7pt" style:font-size-complex="7pt" fo:hyphenate="true"/>
    </style:style>
    <style:style style:name="ce16" style:family="table-cell" style:parent-style-name="Default">
      <style:table-cell-properties style:text-align-source="fix" style:repeat-content="false" style:direction="ltr" style:vertical-align="automatic"/>
      <style:paragraph-properties fo:text-align="justify"/>
      <style:text-properties style:font-name="Liberation Sans" fo:font-size="10pt" style:font-size-asian="10pt" style:font-size-complex="10pt" fo:hyphenate="true"/>
    </style:style>
    <style:style style:name="ce17" style:family="table-cell" style:parent-style-name="Default" style:data-style-name="N11">
      <style:table-cell-properties style:text-align-source="fix" style:repeat-content="false" style:direction="ltr" style:vertical-align="automatic"/>
      <style:paragraph-properties fo:text-align="justify"/>
      <style:text-properties style:font-name="Liberation Sans" fo:font-size="16pt" fo:font-weight="bold" style:font-size-asian="16pt" style:font-weight-asian="bold" style:font-size-complex="16pt" style:font-weight-complex="bold" fo:hyphenate="true"/>
    </style:style>
    <style:style style:name="ce18" style:family="table-cell" style:parent-style-name="Default">
      <style:table-cell-properties style:text-align-source="fix" style:repeat-content="false" style:direction="ltr" style:vertical-align="middle"/>
      <style:paragraph-properties fo:text-align="center"/>
      <style:text-properties fo:hyphenate="true"/>
    </style:style>
    <style:style style:name="ce19" style:family="table-cell" style:parent-style-name="Default">
      <style:table-cell-properties style:text-align-source="fix" style:repeat-content="false" style:direction="ltr" style:vertical-align="middle"/>
      <style:paragraph-properties fo:text-align="center"/>
      <style:text-properties style:font-name="Liberation Sans" fo:font-size="8pt" style:font-size-asian="8pt" style:font-size-complex="8pt" fo:hyphenate="true"/>
    </style:style>
    <style:style style:name="ce20" style:family="table-cell" style:parent-style-name="Default">
      <style:table-cell-properties style:text-align-source="fix" style:repeat-content="false" style:direction="ltr" style:vertical-align="automatic"/>
      <style:paragraph-properties fo:text-align="justify"/>
      <style:text-properties fo:hyphenate="true"/>
    </style:style>
  </office:automatic-styles>
  <office:body>
    <office:spreadsheet>
      <table:table table:name="Sheet1" table:style-name="ta1" table:print="false">
        <table:table-column table:style-name="co1" table:default-cell-style-name="ce4"/>
        <table:table-column table:style-name="co2" table:default-cell-style-name="ce8"/>
        <table:table-column table:style-name="co3" table:default-cell-style-name="ce10"/>
        <table:table-column table:style-name="co4" table:number-columns-repeated="4" table:default-cell-style-name="ce10"/>
        <table:table-column table:style-name="co5" table:default-cell-style-name="ce10"/>
        <table:table-column table:style-name="co6" table:number-columns-repeated="1016" table:default-cell-style-name="ce10"/>
        <table:table-row table:style-name="ro1">
          <table:table-cell table:style-name="ce1" office:value-type="string">
            <text:p>icon</text:p>
          </table:table-cell>
          <table:table-cell table:style-name="ce5" office:value-type="string">
            <text:p>comments</text:p>
          </table:table-cell>
          <table:table-cell table:style-name="Default" office:value-type="string">
            <text:p>status</text:p>
          </table:table-cell>
          <table:table-cell table:style-name="ce11" office:value-type="string">
            <text:p>16x16</text:p>
          </table:table-cell>
          <table:table-cell table:style-name="ce11" office:value-type="string">
            <text:p>22x22</text:p>
          </table:table-cell>
          <table:table-cell table:style-name="ce11" office:value-type="string">
            <text:p>32x32</text:p>
          </table:table-cell>
          <table:table-cell table:style-name="ce11" office:value-type="string">
            <text:p>48x48</text:p>
          </table:table-cell>
          <table:table-cell table:style-name="ce14" office:value-type="string">
            <text:p>location</text:p>
          </table:table-cell>
          <table:table-cell table:style-name="ce15" office:value-type="string">
            <text:p>total</text:p>
          </table:table-cell>
          <table:table-cell table:style-name="ce15" office:value-type="string">
            <text:p>todo</text:p>
          </table:table-cell>
          <table:table-cell table:style-name="ce15" office:value-type="string">
            <text:p>done</text:p>
          </table:table-cell>
          <table:table-cell table:style-name="ce15" table:number-columns-repeated="1013"/>
        </table:table-row>
        <table:table-row table:style-name="ro1">
          <table:table-cell table:style-name="ce2" office:value-type="string">
            <text:p>project-development</text:p>
          </table:table-cell>
          <table:table-cell table:style-name="ce6" office:value-type="string">
            <text:p>project icon, based on the existing project-open maybe i.e. simple window</text:p>
          </table:table-cell>
          <table:table-cell table:style-name="ce9" table:formula="of:=IF(COUNTBLANK([.D2:.G2])=4;&quot;no&quot;;IF(COUNTBLANK([.D2:.G2])=3;&quot;start&quot;;IF(COUNTBLANK([.D2:.G2])=2;&quot;50%&quot;;IF(COUNTBLANK([.D2:.G2])=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6" table:formula="of:=[.J2]+[.K2]" office:value-type="float" office:value="244">
            <text:p>244</text:p>
          </table:table-cell>
          <table:table-cell table:style-name="ce16" table:formula="of:=COUNTBLANK([.D2:.G62])" office:value-type="float" office:value="214">
            <text:p>214</text:p>
          </table:table-cell>
          <table:table-cell table:style-name="ce16" table:formula="of:=COUNTA([.D2:.G62])" office:value-type="float" office:value="30">
            <text:p>30</text:p>
          </table:table-cell>
          <table:table-cell table:number-columns-repeated="1013"/>
        </table:table-row>
        <table:table-row table:style-name="ro2">
          <table:table-cell table:style-name="ce2" office:value-type="string">
            <text:p>project-development-new-template</text:p>
          </table:table-cell>
          <table:table-cell table:style-name="ce6" office:value-type="string">
            <text:p>Action that creates a new project based on an existing project-template, new sparkle on top of the project plus something that indicates the template maybe</text:p>
          </table:table-cell>
          <table:table-cell table:style-name="ce9" table:formula="of:=IF(COUNTBLANK([.D3:.G3])=4;&quot;no&quot;;IF(COUNTBLANK([.D3:.G3])=3;&quot;start&quot;;IF(COUNTBLANK([.D3:.G3])=2;&quot;50%&quot;;IF(COUNTBLANK([.D3:.G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office:value-type="string">
            <text:p>percentage done </text:p>
          </table:table-cell>
          <table:table-cell table:number-columns-repeated="1015"/>
        </table:table-row>
        <table:table-row table:style-name="ro3">
          <table:table-cell table:style-name="ce2" office:value-type="string">
            <text:p>Project-development-close</text:p>
          </table:table-cell>
          <table:table-cell table:style-name="ce6" office:value-type="string">
            <text:p>Action that closes an open project, close icon overlay on project</text:p>
          </table:table-cell>
          <table:table-cell table:style-name="ce9" table:formula="of:=IF(COUNTBLANK([.D4:.G4])=4;&quot;no&quot;;IF(COUNTBLANK([.D4:.G4])=3;&quot;start&quot;;IF(COUNTBLANK([.D4:.G4])=2;&quot;50%&quot;;IF(COUNTBLANK([.D4:.G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7" table:formula="of:=[.K2]/[.I2]" office:value-type="percentage" office:value="0.122950819672131">
            <text:p>12.30%</text:p>
          </table:table-cell>
          <table:table-cell table:number-columns-repeated="1015"/>
        </table:table-row>
        <table:table-row table:style-name="ro1">
          <table:table-cell table:style-name="ce2" office:value-type="string">
            <text:p>Project-development-close-all</text:p>
          </table:table-cell>
          <table:table-cell table:style-name="ce6" office:value-type="string">
            <text:p>Action that closes all opened projects</text:p>
          </table:table-cell>
          <table:table-cell table:style-name="ce9" table:formula="of:=IF(COUNTBLANK([.D5:.G5])=4;&quot;no&quot;;IF(COUNTBLANK([.D5:.G5])=3;&quot;start&quot;;IF(COUNTBLANK([.D5:.G5])=2;&quot;50%&quot;;IF(COUNTBLANK([.D5:.G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4">
          <table:table-cell table:style-name="ce2" office:value-type="string">
            <text:p>quickopen</text:p>
          </table:table-cell>
          <table:table-cell table:style-name="ce6"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style-name="ce9" table:formula="of:=IF(COUNTBLANK([.D6:.G6])=4;&quot;no&quot;;IF(COUNTBLANK([.D6:.G6])=3;&quot;start&quot;;IF(COUNTBLANK([.D6:.G6])=2;&quot;50%&quot;;IF(COUNTBLANK([.D6:.G6])=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5">
          <table:table-cell table:style-name="ce2" office:value-type="string">
            <text:p>quickopen-function</text:p>
          </table:table-cell>
          <table:table-cell table:style-name="ce6" office:value-type="string">
            <text:p>action allows to quickly open a function whose name is partially know via a search dialog, could be the function icon plus the quickopen icon</text:p>
          </table:table-cell>
          <table:table-cell table:style-name="ce9" table:formula="of:=IF(COUNTBLANK([.D7:.G7])=4;&quot;no&quot;;IF(COUNTBLANK([.D7:.G7])=3;&quot;start&quot;;IF(COUNTBLANK([.D7:.G7])=2;&quot;50%&quot;;IF(COUNTBLANK([.D7:.G7])=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6">
          <table:table-cell table:style-name="ce2" office:value-type="string">
            <text:p>quickopen-class</text:p>
          </table:table-cell>
          <table:table-cell table:style-name="ce7" office:value-type="string">
            <text:p>action allows to quickly open a class whose name is partially know via a search dialog, similar to the function version but works on classes, again could use the class icon together with the quickopen overlay</text:p>
          </table:table-cell>
          <table:table-cell table:style-name="ce9" table:formula="of:=IF(COUNTBLANK([.D8:.G8])=4;&quot;no&quot;;IF(COUNTBLANK([.D8:.G8])=3;&quot;start&quot;;IF(COUNTBLANK([.D8:.G8])=2;&quot;50%&quot;;IF(COUNTBLANK([.D8:.G8])=1;&quot;almost&quot;;&quot;done&quot;))))" office:value-type="string" office:string-value="50%">
            <text:p>50%</text:p>
          </table:table-cell>
          <table:table-cell table:number-columns-repeated="2" table:style-name="ce13" office:value-type="string">
            <text:p>x</text:p>
          </table:table-cell>
          <table:table-cell table:style-name="ce13"/>
          <table:table-cell table:style-name="ce12"/>
          <table:table-cell table:style-name="ce9" office:value-type="string">
            <text:p>actions</text:p>
          </table:table-cell>
          <table:table-cell table:number-columns-repeated="1016"/>
        </table:table-row>
        <table:table-row table:style-name="ro5">
          <table:table-cell table:style-name="ce2" office:value-type="string">
            <text:p>quickopen-file</text:p>
          </table:table-cell>
          <table:table-cell table:style-name="ce6" office:value-type="string">
            <text:p>action allows to quickly open a file whose name and/or path is partially know via a search dialog</text:p>
          </table:table-cell>
          <table:table-cell table:style-name="ce9" table:formula="of:=IF(COUNTBLANK([.D9:.G9])=4;&quot;no&quot;;IF(COUNTBLANK([.D9:.G9])=3;&quot;start&quot;;IF(COUNTBLANK([.D9:.G9])=2;&quot;50%&quot;;IF(COUNTBLANK([.D9:.G9])=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go-jump-declaration</text:p>
          </table:table-cell>
          <table:table-cell table:style-name="ce6" office:value-type="string">
            <text:p>Action that allows to jump to the declaration (the interface) of a class based on the object currently under the cursor in the editor, could be curved arrow pointing left to a flag or something</text:p>
          </table:table-cell>
          <table:table-cell table:style-name="ce9" table:formula="of:=IF(COUNTBLANK([.D10:.G10])=4;&quot;no&quot;;IF(COUNTBLANK([.D10:.G10])=3;&quot;start&quot;;IF(COUNTBLANK([.D10:.G10])=2;&quot;50%&quot;;IF(COUNTBLANK([.D10:.G10])=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2">
          <table:table-cell table:style-name="ce2" office:value-type="string">
            <text:p>go-jump-definition</text:p>
          </table:table-cell>
          <table:table-cell table:style-name="ce7" office:value-type="string">
            <text:p>Action that allows to jump to the definition (the implementation) of a class based on the object currently under the cursor in the editor, could be curved arrow pointing to a code-block</text:p>
          </table:table-cell>
          <table:table-cell table:style-name="ce9" table:formula="of:=IF(COUNTBLANK([.D11:.G11])=4;&quot;no&quot;;IF(COUNTBLANK([.D11:.G11])=3;&quot;start&quot;;IF(COUNTBLANK([.D11:.G11])=2;&quot;50%&quot;;IF(COUNTBLANK([.D11:.G11])=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5">
          <table:table-cell table:style-name="ce2" office:value-type="string">
            <text:p>go-last-context</text:p>
          </table:table-cell>
          <table:table-cell table:style-name="ce6" office:value-type="string">
            <text:p>Action that navigates to the code context that was previously being edited, could use the existing go-last on top of the context icon</text:p>
          </table:table-cell>
          <table:table-cell table:style-name="ce9" table:formula="of:=IF(COUNTBLANK([.D12:.G12])=4;&quot;no&quot;;IF(COUNTBLANK([.D12:.G12])=3;&quot;start&quot;;IF(COUNTBLANK([.D12:.G12])=2;&quot;50%&quot;;IF(COUNTBLANK([.D12:.G12])=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2">
          <table:table-cell table:style-name="ce2" office:value-type="string">
            <text:p>go-next-context</text:p>
          </table:table-cell>
          <table:table-cell table:style-name="ce7" office:value-type="string">
            <text:p>Action that navigates to the code context that was originally being edited before using the go-last-context action, could use the existing go-next on top of the context icon</text:p>
          </table:table-cell>
          <table:table-cell table:style-name="ce9" table:formula="of:=IF(COUNTBLANK([.D13:.G13])=4;&quot;no&quot;;IF(COUNTBLANK([.D13:.G13])=3;&quot;start&quot;;IF(COUNTBLANK([.D13:.G13])=2;&quot;50%&quot;;IF(COUNTBLANK([.D13:.G13])=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5">
          <table:table-cell table:style-name="ce2" office:value-type="string">
            <text:p>go-last-use</text:p>
          </table:table-cell>
          <table:table-cell table:style-name="ce6" office:value-type="string">
            <text:p>Action that navigates to the previous usage of a declaration (class, function or variable), could be a straight arrow pointing left to a variable (see below)</text:p>
          </table:table-cell>
          <table:table-cell table:style-name="ce9" table:formula="of:=IF(COUNTBLANK([.D14:.G14])=4;&quot;no&quot;;IF(COUNTBLANK([.D14:.G14])=3;&quot;start&quot;;IF(COUNTBLANK([.D14:.G14])=2;&quot;50%&quot;;IF(COUNTBLANK([.D14:.G14])=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5">
          <table:table-cell table:style-name="ce2" office:value-type="string">
            <text:p>go-next-use</text:p>
          </table:table-cell>
          <table:table-cell table:style-name="ce6" office:value-type="string">
            <text:p>Action that navigates to the next usage of a declaration (class, function or variable), could be a straight arrow pointing right to a variable (see below)</text:p>
          </table:table-cell>
          <table:table-cell table:style-name="ce9" table:formula="of:=IF(COUNTBLANK([.D15:.G15])=4;&quot;no&quot;;IF(COUNTBLANK([.D15:.G15])=3;&quot;start&quot;;IF(COUNTBLANK([.D15:.G15])=2;&quot;50%&quot;;IF(COUNTBLANK([.D15:.G1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run-build-clean</text:p>
          </table:table-cell>
          <table:table-cell table:style-name="ce6" office:value-type="string">
            <text:p>Action that cleans out a project in terms of compiling it, removes any files that are created during the compilation process, maybe a broom</text:p>
          </table:table-cell>
          <table:table-cell table:style-name="ce9" table:formula="of:=IF(COUNTBLANK([.D16:.G16])=4;&quot;no&quot;;IF(COUNTBLANK([.D16:.G16])=3;&quot;start&quot;;IF(COUNTBLANK([.D16:.G16])=2;&quot;50%&quot;;IF(COUNTBLANK([.D16:.G1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run-build-prune</text:p>
          </table:table-cell>
          <table:table-cell table:style-name="ce6"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style-name="ce9" table:formula="of:=IF(COUNTBLANK([.D17:.G17])=4;&quot;no&quot;;IF(COUNTBLANK([.D17:.G17])=3;&quot;start&quot;;IF(COUNTBLANK([.D17:.G17])=2;&quot;50%&quot;;IF(COUNTBLANK([.D17:.G1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configure</text:p>
          </table:table-cell>
          <table:table-cell table:style-name="ce6" office:value-type="string">
            <text:p>Action that sets up a project such that it can be built, for example might search for required and optional dependencies, could be “build” with a wrench or gear</text:p>
          </table:table-cell>
          <table:table-cell table:style-name="ce9" table:formula="of:=IF(COUNTBLANK([.D18:.G18])=4;&quot;no&quot;;IF(COUNTBLANK([.D18:.G18])=3;&quot;start&quot;;IF(COUNTBLANK([.D18:.G18])=2;&quot;50%&quot;;IF(COUNTBLANK([.D18:.G1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run-build-install</text:p>
          </table:table-cell>
          <table:table-cell table:style-name="ce6" office:value-type="string">
            <text:p>Action that installs the built project into a destination, could be a cardboard box with an arrow indicating it is to be opened</text:p>
          </table:table-cell>
          <table:table-cell table:style-name="ce9" table:formula="of:=IF(COUNTBLANK([.D19:.G19])=4;&quot;no&quot;;IF(COUNTBLANK([.D19:.G19])=3;&quot;start&quot;;IF(COUNTBLANK([.D19:.G19])=2;&quot;50%&quot;;IF(COUNTBLANK([.D19:.G1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run-build-install-root</text:p>
          </table:table-cell>
          <table:table-cell table:style-name="ce6" office:value-type="string">
            <text:p>Same as run-build-install but will acquire root-privileges, should use KDE's icon for indicating root-access probably a lock or similar</text:p>
          </table:table-cell>
          <table:table-cell table:style-name="ce9" table:formula="of:=IF(COUNTBLANK([.D20:.G20])=4;&quot;no&quot;;IF(COUNTBLANK([.D20:.G20])=3;&quot;start&quot;;IF(COUNTBLANK([.D20:.G20])=2;&quot;50%&quot;;IF(COUNTBLANK([.D20:.G2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debug-run-cursor</text:p>
          </table:table-cell>
          <table:table-cell table:style-name="ce6"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style-name="ce9" table:formula="of:=IF(COUNTBLANK([.D21:.G21])=4;&quot;no&quot;;IF(COUNTBLANK([.D21:.G21])=3;&quot;start&quot;;IF(COUNTBLANK([.D21:.G21])=2;&quot;50%&quot;;IF(COUNTBLANK([.D21:.G2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debug-step-over</text:p>
          </table:table-cell>
          <table:table-cell table:style-name="ce6" office:value-type="string">
            <text:p>Steps one line of code, then stops, usually indicated with a arched arrow over the icon for a context (i.e. pair of braces), see <text:a xlink:href="http://websvn.kde.org/trunk/KDE/kdevelop/pics/toolbar/hi22-action-dbgnext.png?view=markup">http://websvn.kde.org/trunk/KDE/kdevelop/pics/toolbar/hi22-action-dbgnext.png?view=markup</text:a> for the kdevelop3 version</text:p>
          </table:table-cell>
          <table:table-cell table:style-name="ce9" table:formula="of:=IF(COUNTBLANK([.D22:.G22])=4;&quot;no&quot;;IF(COUNTBLANK([.D22:.G22])=3;&quot;start&quot;;IF(COUNTBLANK([.D22:.G22])=2;&quot;50%&quot;;IF(COUNTBLANK([.D22:.G2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step-instruction</text:p>
          </table:table-cell>
          <table:table-cell table:style-name="ce6" office:value-type="string">
            <text:p>executes the next instruction on the current line, for example in nested function calls like a(b(c())), this would first execute only “c()” on next invocation execute “b(..)” with the result of “c()”, similar to debug-step-over, but with a small 'I' between the braces, see <text:a xlink:href="http://websvn.kde.org/trunk/KDE/kdevelop/pics/toolbar/hi22-action-dbgnextinst.png?view=markup">http://websvn.kde.org/trunk/KDE/kdevelop/pics/toolbar/hi22-action-dbgnextinst.png?view=markup</text:a></text:p>
          </table:table-cell>
          <table:table-cell table:style-name="ce9" table:formula="of:=IF(COUNTBLANK([.D23:.G23])=4;&quot;no&quot;;IF(COUNTBLANK([.D23:.G23])=3;&quot;start&quot;;IF(COUNTBLANK([.D23:.G23])=2;&quot;50%&quot;;IF(COUNTBLANK([.D23:.G2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debug-step-into</text:p>
          </table:table-cell>
          <table:table-cell table:style-name="ce6" office:value-type="string">
            <text:p>Executes a line of code, stopping if a function is entered or the line has been finished, usually an slightly arched starting on the top left and then pointing down into the middle of the picture, again using the context-icon to indicate what to step into, see <text:a xlink:href="http://websvn.kde.org/trunk/KDE/kdevelop/pics/toolbar/hi22-action-dbgstep.png?view=markup">http://websvn.kde.org/trunk/KDE/kdevelop/pics/toolbar/hi22-action-dbgstep.png?view=markup</text:a></text:p>
          </table:table-cell>
          <table:table-cell table:style-name="ce9" table:formula="of:=IF(COUNTBLANK([.D24:.G24])=4;&quot;no&quot;;IF(COUNTBLANK([.D24:.G24])=3;&quot;start&quot;;IF(COUNTBLANK([.D24:.G24])=2;&quot;50%&quot;;IF(COUNTBLANK([.D24:.G2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debug-step-into-instruction</text:p>
          </table:table-cell>
          <table:table-cell table:style-name="ce6" office:value-type="string">
            <text:p>Executed the next instruction on the current line of code, stopping if a function has been entered or the instruction is finished, combination of step-into with a small 'I' between the braces</text:p>
          </table:table-cell>
          <table:table-cell table:style-name="ce9" table:formula="of:=IF(COUNTBLANK([.D25:.G25])=4;&quot;no&quot;;IF(COUNTBLANK([.D25:.G25])=3;&quot;start&quot;;IF(COUNTBLANK([.D25:.G25])=2;&quot;50%&quot;;IF(COUNTBLANK([.D25:.G2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debug-step-out</text:p>
          </table:table-cell>
          <table:table-cell table:style-name="ce6" office:value-type="string">
            <text:p>Execute all the code in the current function and stops when the function returns, usually an arrow starting between the braces and then pointing to the right, see http://websvn.kde.org/trunk/KDE/kdevelop/pics/toolbar/hi22-action-dbgstepout.png?view=markup</text:p>
          </table:table-cell>
          <table:table-cell table:style-name="ce9" table:formula="of:=IF(COUNTBLANK([.D26:.G26])=4;&quot;no&quot;;IF(COUNTBLANK([.D26:.G26])=3;&quot;start&quot;;IF(COUNTBLANK([.D26:.G26])=2;&quot;50%&quot;;IF(COUNTBLANK([.D26:.G2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debug-execute-from-cursor</text:p>
          </table:table-cell>
          <table:table-cell table:style-name="ce6" office:value-type="string">
            <text:p>A bit technical, changes internal state of the CPU to make it think it should continue execution from the cursor, ignoring any code before the cursor</text:p>
          </table:table-cell>
          <table:table-cell table:style-name="ce9" table:formula="of:=IF(COUNTBLANK([.D27:.G27])=4;&quot;no&quot;;IF(COUNTBLANK([.D27:.G27])=3;&quot;start&quot;;IF(COUNTBLANK([.D27:.G27])=2;&quot;50%&quot;;IF(COUNTBLANK([.D27:.G2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debug-execute-to-cursor</text:p>
          </table:table-cell>
          <table:table-cell table:style-name="ce6" office:value-type="string">
            <text:p>Continues execution until the line on which the cursor currently is is hit, could be done with an arrow that starts on the top left corner going down and then pointing into a document thats on its right, see <text:a xlink:href="http://websvn.kde.org/trunk/KDE/kdevelop/pics/toolbar/hi22-action-dbgrunto.png?view=markup">http://websvn.kde.org/trunk/KDE/kdevelop/pics/toolbar/hi22-action-dbgrunto.png?view=markup</text:a></text:p>
          </table:table-cell>
          <table:table-cell table:style-name="ce9" table:formula="of:=IF(COUNTBLANK([.D28:.G28])=4;&quot;no&quot;;IF(COUNTBLANK([.D28:.G28])=3;&quot;start&quot;;IF(COUNTBLANK([.D28:.G28])=2;&quot;50%&quot;;IF(COUNTBLANK([.D28:.G2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list-add-breakpoint</text:p>
          </table:table-cell>
          <table:table-cell table:style-name="ce6" office:value-type="string">
            <text:p>action that adds a breakpoint, based on debug-breakpoint (see below) and list-add probably</text:p>
          </table:table-cell>
          <table:table-cell table:style-name="ce9" table:formula="of:=IF(COUNTBLANK([.D29:.G29])=4;&quot;no&quot;;IF(COUNTBLANK([.D29:.G29])=3;&quot;start&quot;;IF(COUNTBLANK([.D29:.G29])=2;&quot;50%&quot;;IF(COUNTBLANK([.D29:.G2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list-remove-breakpoint</text:p>
          </table:table-cell>
          <table:table-cell table:style-name="ce6" office:value-type="string">
            <text:p>action that removes all breakpoints from the debugging session, based on debug-breakpoint (see below) and list-remove probably</text:p>
          </table:table-cell>
          <table:table-cell table:style-name="ce9" table:formula="of:=IF(COUNTBLANK([.D30:.G30])=4;&quot;no&quot;;IF(COUNTBLANK([.D30:.G30])=3;&quot;start&quot;;IF(COUNTBLANK([.D30:.G30])=2;&quot;50%&quot;;IF(COUNTBLANK([.D30:.G3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list-clear-breakpoint</text:p>
          </table:table-cell>
          <table:table-cell table:style-name="ce6" office:value-type="string">
            <text:p>action that removes one or more breakpoints, based on debug-breakpoint (see below), using a broom</text:p>
          </table:table-cell>
          <table:table-cell table:style-name="ce9" table:formula="of:=IF(COUNTBLANK([.D31:.G31])=4;&quot;no&quot;;IF(COUNTBLANK([.D31:.G31])=3;&quot;start&quot;;IF(COUNTBLANK([.D31:.G31])=2;&quot;50%&quot;;IF(COUNTBLANK([.D31:.G3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media-playback-resume</text:p>
          </table:table-cell>
          <table:table-cell table:style-name="ce6" office:value-type="string">
            <text:p>Opposite of pause, i.e. not restart, resumes the execution of the application at the point where pause was hit, could be pause with circle+slash</text:p>
          </table:table-cell>
          <table:table-cell table:style-name="ce9" table:formula="of:=IF(COUNTBLANK([.D32:.G32])=4;&quot;no&quot;;IF(COUNTBLANK([.D32:.G32])=3;&quot;start&quot;;IF(COUNTBLANK([.D32:.G32])=2;&quot;50%&quot;;IF(COUNTBLANK([.D32:.G3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folder-sync</text:p>
          </table:table-cell>
          <table:table-cell table:style-name="ce6" office:value-type="string">
            <text:p>Used in places where the user selects a path, the action that is behind this icon sets the path to be the same as the location of the active document, folder with an arrow pointing into it</text:p>
          </table:table-cell>
          <table:table-cell table:style-name="ce9" table:formula="of:=IF(COUNTBLANK([.D33:.G33])=4;&quot;no&quot;;IF(COUNTBLANK([.D33:.G33])=3;&quot;start&quot;;IF(COUNTBLANK([.D33:.G33])=2;&quot;50%&quot;;IF(COUNTBLANK([.D33:.G3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edit-find-files</text:p>
          </table:table-cell>
          <table:table-cell table:style-name="ce6" office:value-type="string">
            <text:p>action that searches across all files in a project, folder with magnifying glass or binnoculars</text:p>
          </table:table-cell>
          <table:table-cell table:style-name="ce9" table:formula="of:=IF(COUNTBLANK([.D34:.G34])=4;&quot;no&quot;;IF(COUNTBLANK([.D34:.G34])=3;&quot;start&quot;;IF(COUNTBLANK([.D34:.G34])=2;&quot;50%&quot;;IF(COUNTBLANK([.D34:.G3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2" office:value-type="string" table:number-columns-spanned="3" table:number-rows-spanned="1">
            <text:p>Icons without good fdo-name or not fitting into fdo categories <text:s text:c="13"/>Proposed name.....</text:p>
          </table:table-cell>
          <table:covered-table-cell table:style-name="ce6"/>
          <table:covered-table-cell/>
          <table:table-cell table:number-columns-repeated="1013"/>
        </table:table-row>
        <table:table-row table:style-name="ro5">
          <table:table-cell table:style-name="ce2" office:value-type="string">
            <text:p>target</text:p>
          </table:table-cell>
          <table:table-cell table:style-name="ce6" office:value-type="string">
            <text:p>identifies a collection of files that can be built independently, for example “kexi” could be a target when building Koffice, maybe a bulls-eye like target</text:p>
          </table:table-cell>
          <table:table-cell table:style-name="ce9" table:formula="of:=IF(COUNTBLANK([.D35:.G35])=4;&quot;no&quot;;IF(COUNTBLANK([.D35:.G35])=3;&quot;start&quot;;IF(COUNTBLANK([.D35:.G35])=2;&quot;50%&quot;;IF(COUNTBLANK([.D35:.G3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8" table:number-columns-spanned="3" table:number-rows-spanned="1"/>
          <table:covered-table-cell table:number-columns-repeated="2" table:style-name="ce20"/>
          <table:table-cell table:style-name="ce20"/>
          <table:table-cell table:number-columns-repeated="1012"/>
        </table:table-row>
        <table:table-row table:style-name="ro5">
          <table:table-cell table:style-name="ce2" office:value-type="string">
            <text:p>codeblock</text:p>
          </table:table-cell>
          <table:table-cell table:style-name="ce6" office:value-type="string">
            <text:p>Represents just a block of source code, could be some stacked building blocks</text:p>
          </table:table-cell>
          <table:table-cell table:style-name="ce9" table:formula="of:=IF(COUNTBLANK([.D36:.G36])=4;&quot;no&quot;;IF(COUNTBLANK([.D36:.G36])=3;&quot;start&quot;;IF(COUNTBLANK([.D36:.G36])=2;&quot;50%&quot;;IF(COUNTBLANK([.D36:.G3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4">
          <table:table-cell table:style-name="ce2" office:value-type="string">
            <text:p>context</text:p>
          </table:table-cell>
          <table:table-cell table:style-name="ce6"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style-name="ce9" table:formula="of:=IF(COUNTBLANK([.D37:.G37])=4;&quot;no&quot;;IF(COUNTBLANK([.D37:.G37])=3;&quot;start&quot;;IF(COUNTBLANK([.D37:.G37])=2;&quot;50%&quot;;IF(COUNTBLANK([.D37:.G3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outline</text:p>
          </table:table-cell>
          <table:table-cell table:style-name="ce6" office:value-type="string">
            <text:p>dialog that shows a list of objects inside the current file (classes and functions) and allows to search in the list, maybe a sketch or edge drawing of a file, class etc.</text:p>
          </table:table-cell>
          <table:table-cell table:style-name="ce9" table:formula="of:=IF(COUNTBLANK([.D38:.G38])=4;&quot;no&quot;;IF(COUNTBLANK([.D38:.G38])=3;&quot;start&quot;;IF(COUNTBLANK([.D38:.G38])=2;&quot;50%&quot;;IF(COUNTBLANK([.D38:.G3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build overlay</text:p>
          </table:table-cell>
          <table:table-cell table:style-name="ce6" office:value-type="string">
            <text:p>overlay icon used on top of other icons that can be built (for example project, target, a folder with buildable files), maybe a fat down arrow placed on lower edge (lower left or center)</text:p>
          </table:table-cell>
          <table:table-cell table:style-name="ce9" table:formula="of:=IF(COUNTBLANK([.D39:.G39])=4;&quot;no&quot;;IF(COUNTBLANK([.D39:.G39])=3;&quot;start&quot;;IF(COUNTBLANK([.D39:.G39])=2;&quot;50%&quot;;IF(COUNTBLANK([.D39:.G3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5">
          <table:table-cell table:style-name="ce2" office:value-type="string">
            <text:p>debug-breakpoint</text:p>
          </table:table-cell>
          <table:table-cell table:style-name="ce6" office:value-type="string">
            <text:p>icon on the editor sidebar (where line numbers are) to indicate that the debugger will stop on this line, maybe traffic-stop sign</text:p>
          </table:table-cell>
          <table:table-cell table:style-name="ce9" table:formula="of:=IF(COUNTBLANK([.D40:.G40])=4;&quot;no&quot;;IF(COUNTBLANK([.D40:.G40])=3;&quot;start&quot;;IF(COUNTBLANK([.D40:.G40])=2;&quot;50%&quot;;IF(COUNTBLANK([.D40:.G4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7">
          <table:table-cell table:style-name="ce2" office:value-type="string">
            <text:p>debug-breakpoint-dirty</text:p>
          </table:table-cell>
          <table:table-cell table:style-name="ce6" office:value-type="string">
            <text:p>icon on the editor sidebar for breakpoints that don't work (yet) – we didn't have a possibility to send them to the debug engine, not sure how to best indicate the dirty state here, editors usually simply use the save-icon when they want to indicate somethings changed in a file, but I don't think thats apropriate here.</text:p>
          </table:table-cell>
          <table:table-cell table:style-name="ce9" table:formula="of:=IF(COUNTBLANK([.D41:.G41])=4;&quot;no&quot;;IF(COUNTBLANK([.D41:.G41])=3;&quot;start&quot;;IF(COUNTBLANK([.D41:.G41])=2;&quot;50%&quot;;IF(COUNTBLANK([.D41:.G4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2" office:value-type="string">
            <text:p>debug-breakpoint-pending</text:p>
          </table:table-cell>
          <table:table-cell table:style-name="ce6" office:value-type="string">
            <text:p>icon on the editor sidebar for breakpoints might work when additional libraries in the debugee are loaded, could be the breakpoint icon plus a hourglass or whatever else is used to indicate “wait I'm doing something”</text:p>
          </table:table-cell>
          <table:table-cell table:style-name="ce9" table:formula="of:=IF(COUNTBLANK([.D42:.G42])=4;&quot;no&quot;;IF(COUNTBLANK([.D42:.G42])=3;&quot;start&quot;;IF(COUNTBLANK([.D42:.G42])=2;&quot;50%&quot;;IF(COUNTBLANK([.D42:.G42])=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2" office:value-type="string">
            <text:p>debug-breakpoint-reached</text:p>
          </table:table-cell>
          <table:table-cell table:style-name="ce6" office:value-type="string">
            <text:p>icon on the editor sidebar for breakpoints that where already reached during the current debug session, could use the breakpoint base icon and a small arrow pointing to it</text:p>
          </table:table-cell>
          <table:table-cell table:style-name="ce9" table:formula="of:=IF(COUNTBLANK([.D43:.G43])=4;&quot;no&quot;;IF(COUNTBLANK([.D43:.G43])=3;&quot;start&quot;;IF(COUNTBLANK([.D43:.G43])=2;&quot;50%&quot;;IF(COUNTBLANK([.D43:.G4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5">
          <table:table-cell table:style-name="ce2" office:value-type="string">
            <text:p>debug-breakpoint-disabled</text:p>
          </table:table-cell>
          <table:table-cell table:style-name="ce6" office:value-type="string">
            <text:p>icon on the editor sidebar for disabled breakpoints, best is probably a grayed out breakpoint icon</text:p>
          </table:table-cell>
          <table:table-cell table:style-name="ce9" table:formula="of:=IF(COUNTBLANK([.D44:.G44])=4;&quot;no&quot;;IF(COUNTBLANK([.D44:.G44])=3;&quot;start&quot;;IF(COUNTBLANK([.D44:.G44])=2;&quot;50%&quot;;IF(COUNTBLANK([.D44:.G4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2" office:value-type="string">
            <text:p>debug-breakpoint-error</text:p>
          </table:table-cell>
          <table:table-cell table:style-name="ce6" office:value-type="string">
            <text:p>icon on the editor sidebar for breakpoints that had errors while sending to the debug engine, maybe small red exclamation mark on top of the breakpoint icon</text:p>
          </table:table-cell>
          <table:table-cell table:style-name="ce9" table:formula="of:=IF(COUNTBLANK([.D45:.G45])=4;&quot;no&quot;;IF(COUNTBLANK([.D45:.G45])=3;&quot;start&quot;;IF(COUNTBLANK([.D45:.G45])=2;&quot;50%&quot;;IF(COUNTBLANK([.D45:.G4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1">
          <table:table-cell table:style-name="ce2" office:value-type="string">
            <text:p>debug-breakpoint-state-header</text:p>
          </table:table-cell>
          <table:table-cell table:style-name="ce6" office:value-type="string">
            <text:p>Header of state column in breakpoints table</text:p>
          </table:table-cell>
          <table:table-cell table:style-name="ce9" table:formula="of:=IF(COUNTBLANK([.D46:.G46])=4;&quot;no&quot;;IF(COUNTBLANK([.D46:.G46])=3;&quot;start&quot;;IF(COUNTBLANK([.D46:.G46])=2;&quot;50%&quot;;IF(COUNTBLANK([.D46:.G4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5">
          <table:table-cell table:style-name="ce3" office:value-type="string">
            <text:p>debug-breakpoint-state-dirty</text:p>
          </table:table-cell>
          <table:table-cell table:style-name="ce6" office:value-type="string">
            <text:p>Icon in state column in breakpoints table: breakpoint that doesn't work (yet) - we didn't have a possibility to send them to the debug engine</text:p>
          </table:table-cell>
          <table:table-cell table:style-name="ce9" table:formula="of:=IF(COUNTBLANK([.D47:.G47])=4;&quot;no&quot;;IF(COUNTBLANK([.D47:.G47])=3;&quot;start&quot;;IF(COUNTBLANK([.D47:.G47])=2;&quot;50%&quot;;IF(COUNTBLANK([.D47:.G4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5">
          <table:table-cell table:style-name="ce3" office:value-type="string">
            <text:p>debug-breakpoint-state-pending</text:p>
          </table:table-cell>
          <table:table-cell table:style-name="ce6" office:value-type="string">
            <text:p>Icon in state column in breakpoints table: breakpoint might work when additional libraries in the debugee are loaded</text:p>
          </table:table-cell>
          <table:table-cell table:style-name="ce9" table:formula="of:=IF(COUNTBLANK([.D48:.G48])=4;&quot;no&quot;;IF(COUNTBLANK([.D48:.G48])=3;&quot;start&quot;;IF(COUNTBLANK([.D48:.G48])=2;&quot;50%&quot;;IF(COUNTBLANK([.D48:.G4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3" office:value-type="string">
            <text:p>debug-breakpoint-state-clean</text:p>
          </table:table-cell>
          <table:table-cell table:style-name="ce6" office:value-type="string">
            <text:p>Icon in state column in breakpoints table: breakpoint is active, probably easiest to just use the plain breakpoint icon here, or maybe with a small checkmark on it</text:p>
          </table:table-cell>
          <table:table-cell table:style-name="ce9" table:formula="of:=IF(COUNTBLANK([.D49:.G49])=4;&quot;no&quot;;IF(COUNTBLANK([.D49:.G49])=3;&quot;start&quot;;IF(COUNTBLANK([.D49:.G49])=2;&quot;50%&quot;;IF(COUNTBLANK([.D49:.G4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5">
          <table:table-cell table:style-name="ce3" office:value-type="string">
            <text:p>debug-breakpoint-state-error</text:p>
          </table:table-cell>
          <table:table-cell table:style-name="ce6" office:value-type="string">
            <text:p>Icon in state column in breakpoints table: breakpoint that had errors while sending to the debug engine</text:p>
          </table:table-cell>
          <table:table-cell table:style-name="ce9" table:formula="of:=IF(COUNTBLANK([.D50:.G50])=4;&quot;no&quot;;IF(COUNTBLANK([.D50:.G50])=3;&quot;start&quot;;IF(COUNTBLANK([.D50:.G50])=2;&quot;50%&quot;;IF(COUNTBLANK([.D50:.G50])=1;&quot;almost&quot;;&quot;done&quot;))))" office:value-type="string" office:string-value="no">
            <text:p>no</text:p>
          </table:table-cell>
          <table:table-cell table:style-name="Default" table:number-columns-repeated="4"/>
          <table:table-cell table:style-name="ce9" office:value-type="string">
            <text:p>actions</text:p>
          </table:table-cell>
          <table:table-cell table:style-name="Default" table:number-columns-repeated="1016"/>
        </table:table-row>
        <table:table-row table:style-name="ro5">
          <table:table-cell table:style-name="ce2" office:value-type="string">
            <text:p>documentation</text:p>
          </table:table-cell>
          <table:table-cell table:style-name="ce6" office:value-type="string">
            <text:p>action for a sidebar view that shows documentation for current code objects, an open book maybe</text:p>
          </table:table-cell>
          <table:table-cell table:style-name="ce9" table:formula="of:=IF(COUNTBLANK([.D51:.G51])=4;&quot;no&quot;;IF(COUNTBLANK([.D51:.G51])=3;&quot;start&quot;;IF(COUNTBLANK([.D51:.G51])=2;&quot;50%&quot;;IF(COUNTBLANK([.D51:.G5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variable</text:p>
          </table:table-cell>
          <table:table-cell table:style-name="ce6" office:value-type="string">
            <text:p>variable is a single data object, maybe a small cube or rotated rectangle in an unobtrusive color, see <text:a xlink:href="http://websvn.kde.org/trunk/KDE/kdevelop/pics/mini/CVpublic_var.png?view=markup">http://websvn.kde.org/trunk/KDE/kdevelop/pics/mini/CVpublic_var.png?view=markup</text:a></text:p>
          </table:table-cell>
          <table:table-cell table:style-name="ce9" table:formula="of:=IF(COUNTBLANK([.D52:.G52])=4;&quot;no&quot;;IF(COUNTBLANK([.D52:.G52])=3;&quot;start&quot;;IF(COUNTBLANK([.D52:.G52])=2;&quot;50%&quot;;IF(COUNTBLANK([.D52:.G52])=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function</text:p>
          </table:table-cell>
          <table:table-cell table:style-name="ce6" office:value-type="string">
            <text:p>function is executable code that can be used from various places, maybe a small cube or rotated rectangle in more vibrant color, see <text:a xlink:href="http://websvn.kde.org/trunk/KDE/kdevelop/pics/mini/function.png?revision=518583&amp;view=markup">http://websvn.kde.org/trunk/KDE/kdevelop/pics/mini/function.png?revision=518583&amp;view=markup</text:a></text:p>
          </table:table-cell>
          <table:table-cell table:style-name="ce9" table:formula="of:=IF(COUNTBLANK([.D53:.G53])=4;&quot;no&quot;;IF(COUNTBLANK([.D53:.G53])=3;&quot;start&quot;;IF(COUNTBLANK([.D53:.G53])=2;&quot;50%&quot;;IF(COUNTBLANK([.D53:.G5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6">
          <table:table-cell table:style-name="ce2" office:value-type="string">
            <text:p>class</text:p>
          </table:table-cell>
          <table:table-cell table:style-name="ce6" office:value-type="string">
            <text:p>data types combine multiple variables and functions, something that combines multiple function and variable icons, see <text:a xlink:href="http://websvn.kde.org/trunk/KDE/kdevelop/pics/mini/class.png?view=markup">http://websvn.kde.org/trunk/KDE/kdevelop/pics/mini/class.png?view=markup</text:a></text:p>
          </table:table-cell>
          <table:table-cell table:style-name="ce9" table:formula="of:=IF(COUNTBLANK([.D54:.G54])=4;&quot;no&quot;;IF(COUNTBLANK([.D54:.G54])=3;&quot;start&quot;;IF(COUNTBLANK([.D54:.G54])=2;&quot;50%&quot;;IF(COUNTBLANK([.D54:.G5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struct</text:p>
          </table:table-cell>
          <table:table-cell table:style-name="ce6" office:value-type="string">
            <text:p>data type that combines multiple variables, like class but only with variable icons no functions, I think the kdev3 version is too different from class see <text:a xlink:href="http://websvn.kde.org/trunk/KDE/kdevelop/pics/mini/struct.png?view=markup">http://websvn.kde.org/trunk/KDE/kdevelop/pics/mini/struct.png?view=markup</text:a></text:p>
          </table:table-cell>
          <table:table-cell table:style-name="ce9" table:formula="of:=IF(COUNTBLANK([.D55:.G55])=4;&quot;no&quot;;IF(COUNTBLANK([.D55:.G55])=3;&quot;start&quot;;IF(COUNTBLANK([.D55:.G55])=2;&quot;50%&quot;;IF(COUNTBLANK([.D55:.G5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interface</text:p>
          </table:table-cell>
          <table:table-cell table:style-name="ce6" office:value-type="string">
            <text:p>an abstract description of a number of classes “implementing” that interface, the interface describes how the classes can be used, like class but a bit “ghostly”</text:p>
          </table:table-cell>
          <table:table-cell table:style-name="ce9" table:formula="of:=IF(COUNTBLANK([.D56:.G56])=4;&quot;no&quot;;IF(COUNTBLANK([.D56:.G56])=3;&quot;start&quot;;IF(COUNTBLANK([.D56:.G56])=2;&quot;50%&quot;;IF(COUNTBLANK([.D56:.G5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5">
          <table:table-cell table:style-name="ce2" office:value-type="string">
            <text:p>typedef</text:p>
          </table:table-cell>
          <table:table-cell table:style-name="ce6" office:value-type="string">
            <text:p>aliases for other datatypes, simple rounded rectangle, kdev3 used <text:a xlink:href="http://websvn.kde.org/trunk/KDE/kdevelop/pics/mini/typedef.png?view=markup">http://websvn.kde.org/trunk/KDE/kdevelop/pics/mini/typedef.png?view=markup</text:a></text:p>
          </table:table-cell>
          <table:table-cell table:style-name="ce9" table:formula="of:=IF(COUNTBLANK([.D57:.G57])=4;&quot;no&quot;;IF(COUNTBLANK([.D57:.G57])=3;&quot;start&quot;;IF(COUNTBLANK([.D57:.G57])=2;&quot;50%&quot;;IF(COUNTBLANK([.D57:.G5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enum</text:p>
          </table:table-cell>
          <table:table-cell table:style-name="ce6" office:value-type="string">
            <text:p>datatypes that are defined by which values they can hold, small cube or rectangle with even smaller items, kdev3 used <text:a xlink:href="http://websvn.kde.org/trunk/KDE/kdevelop/pics/mini/enum.png?view=markup">http://websvn.kde.org/trunk/KDE/kdevelop/pics/mini/enum.png?view=markup</text:a></text:p>
          </table:table-cell>
          <table:table-cell table:style-name="ce9" table:formula="of:=IF(COUNTBLANK([.D58:.G58])=4;&quot;no&quot;;IF(COUNTBLANK([.D58:.G58])=3;&quot;start&quot;;IF(COUNTBLANK([.D58:.G58])=2;&quot;50%&quot;;IF(COUNTBLANK([.D58:.G5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union</text:p>
          </table:table-cell>
          <table:table-cell table:style-name="ce6" office:value-type="string">
            <text:p>data type that can hold variables of more than one possible data type, two intersecting typedef icons, kdev3 used <text:a xlink:href="http://websvn.kde.org/trunk/KDE/kdevelop/pics/mini/union.png?view=markup">http://websvn.kde.org/trunk/KDE/kdevelop/pics/mini/union.png?view=markup</text:a></text:p>
          </table:table-cell>
          <table:table-cell table:style-name="ce9" table:formula="of:=IF(COUNTBLANK([.D59:.G59])=4;&quot;no&quot;;IF(COUNTBLANK([.D59:.G59])=3;&quot;start&quot;;IF(COUNTBLANK([.D59:.G59])=2;&quot;50%&quot;;IF(COUNTBLANK([.D59:.G5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5">
          <table:table-cell table:style-name="ce2" office:value-type="string">
            <text:p>scope</text:p>
          </table:table-cell>
          <table:table-cell table:style-name="ce6" office:value-type="string">
            <text:p>grouping of code/classes via scopes and/or namespaces, opening and a closing brace</text:p>
          </table:table-cell>
          <table:table-cell table:style-name="ce9" table:formula="of:=IF(COUNTBLANK([.D60:.G60])=4;&quot;no&quot;;IF(COUNTBLANK([.D60:.G60])=3;&quot;start&quot;;IF(COUNTBLANK([.D60:.G60])=2;&quot;50%&quot;;IF(COUNTBLANK([.D60:.G6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5">
          <table:table-cell table:style-name="ce2" office:value-type="string">
            <text:p>protected overlay</text:p>
          </table:table-cell>
          <table:table-cell table:style-name="ce6" office:value-type="string">
            <text:p>used to indicate that a variable or function of a class can only be used under certain circumstances (for example within subclasses), maybe a key</text:p>
          </table:table-cell>
          <table:table-cell table:style-name="ce9" table:formula="of:=IF(COUNTBLANK([.D61:.G61])=4;&quot;no&quot;;IF(COUNTBLANK([.D61:.G61])=3;&quot;start&quot;;IF(COUNTBLANK([.D61:.G61])=2;&quot;50%&quot;;IF(COUNTBLANK([.D61:.G6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5">
          <table:table-cell table:style-name="ce2" office:value-type="string">
            <text:p>private overlay</text:p>
          </table:table-cell>
          <table:table-cell table:style-name="ce6" office:value-type="string">
            <text:p>used to indicate a completely private variable or function of a class, maybe a lock</text:p>
          </table:table-cell>
          <table:table-cell table:style-name="ce9" table:formula="of:=IF(COUNTBLANK([.D62:.G62])=4;&quot;no&quot;;IF(COUNTBLANK([.D62:.G62])=3;&quot;start&quot;;IF(COUNTBLANK([.D62:.G62])=2;&quot;50%&quot;;IF(COUNTBLANK([.D62:.G62])=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9" table:number-rows-repeated="65473">
          <table:table-cell table:number-columns-repeated="1024"/>
        </table:table-row>
        <table:table-row table:style-name="ro9">
          <table:table-cell table:number-columns-repeated="1024"/>
        </table:table-row>
      </table:table>
      <table:table table:name="Sheet2" table:style-name="ta1" table:print="false">
        <table:table-column table:style-name="co6" table:default-cell-style-name="Default"/>
        <table:table-row table:style-name="ro10">
          <table:table-cell/>
        </table:table-row>
      </table:table>
      <table:table table:name="Sheet3" table:style-name="ta1" table:print="false">
        <table:table-column table:style-name="co6" table:default-cell-style-name="Default"/>
        <table:table-row table:style-name="ro10">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pt" number:country="PT">Kz</number:currency-symbol>
    </number:currency-style>
    <number:currency-style style:name="N118">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18P0"/>
    </number:currency-style>
    <number:percentage-style style:name="N119">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14">06/14/2009</text:date>, <text:time>20:27: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20:46:30</meta:creation-date>
    <meta:generator>OpenOffice.org/3.0$Linux OpenOffice.org_project/300m15$Build-9379</meta:generator>
    <dc:date>2009-06-14T20:27:37</dc:date>
    <meta:editing-duration>PT06H31M35S</meta:editing-duration>
    <meta:editing-cycles>54</meta:editing-cycles>
    <meta:document-statistic meta:table-count="3" meta:cell-count="291" meta:object-count="0"/>
    <meta:user-defined meta:name="Info 1"/>
    <meta:user-defined meta:name="Info 2"/>
    <meta:user-defined meta:name="Info 3"/>
    <meta:user-defined meta:name="Info 4"/>
  </office:meta>
</office:document-meta>
</file>